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rse-anim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9:11:1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2997" calcext:value-type="float">
            <text:p>0.2997</text:p>
          </table:table-cell>
          <table:table-cell office:value-type="float" office:value="18.3143" calcext:value-type="float">
            <text:p>18.3143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696" calcext:value-type="float">
            <text:p>0.6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11:23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table:style-name="ce2" office:value-type="float" office:value="0.3095" calcext:value-type="float">
            <text:p>0.3095</text:p>
          </table:table-cell>
          <table:table-cell office:value-type="float" office:value="19.0219" calcext:value-type="float">
            <text:p>19.0219</text:p>
          </table:table-cell>
          <table:table-cell office:value-type="float" office:value="0.9175" calcext:value-type="float">
            <text:p>0.9175</text:p>
          </table:table-cell>
          <table:table-cell table:style-name="ce2" office:value-type="float" office:value="0.6823" calcext:value-type="float">
            <text:p>0.68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11:3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2689" calcext:value-type="float">
            <text:p>0.2689</text:p>
          </table:table-cell>
          <table:table-cell office:value-type="float" office:value="18.1114" calcext:value-type="float">
            <text:p>18.1114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7263" calcext:value-type="float">
            <text:p>0.72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11:42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2882" calcext:value-type="float">
            <text:p>0.2882</text:p>
          </table:table-cell>
          <table:table-cell office:value-type="float" office:value="18.5686" calcext:value-type="float">
            <text:p>18.5686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7065" calcext:value-type="float">
            <text:p>0.70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11:53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2813" calcext:value-type="float">
            <text:p>0.2813</text:p>
          </table:table-cell>
          <table:table-cell office:value-type="float" office:value="18.4128" calcext:value-type="float">
            <text:p>18.4128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715" calcext:value-type="float">
            <text:p>0.7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12:01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2778" calcext:value-type="float">
            <text:p>0.2778</text:p>
          </table:table-cell>
          <table:table-cell table:style-name="ce2" office:value-type="float" office:value="19.2633" calcext:value-type="float">
            <text:p>19.2633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7181" calcext:value-type="float">
            <text:p>0.71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9:13:02.942023878</dc:date>
    <meta:editing-duration>PT34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